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4.034cm"/>
    </style:style>
    <style:style style:name="Tableau1.B" style:family="table-column">
      <style:table-column-properties style:column-width="3.623cm"/>
    </style:style>
    <style:style style:name="Tableau1.C" style:family="table-column">
      <style:table-column-properties style:column-width="9.343cm"/>
    </style:style>
    <style:style style:name="Tableau1.A1" style:family="table-cell">
      <style:table-cell-properties style:vertical-align="middle" fo:padding="0.049cm" fo:border="none"/>
    </style:style>
    <style:style style:name="Tableau2" style:family="table">
      <style:table-properties style:width="17cm" table:align="left"/>
    </style:style>
    <style:style style:name="Tableau2.A" style:family="table-column">
      <style:table-column-properties style:column-width="5.558cm"/>
    </style:style>
    <style:style style:name="Tableau2.B" style:family="table-column">
      <style:table-column-properties style:column-width="3.584cm"/>
    </style:style>
    <style:style style:name="Tableau2.C" style:family="table-column">
      <style:table-column-properties style:column-width="7.858cm"/>
    </style:style>
    <style:style style:name="Tableau2.A1" style:family="table-cell">
      <style:table-cell-properties style:vertical-align="middle" fo:padding="0.049cm" fo:border="none"/>
    </style:style>
    <style:style style:name="Tableau3" style:family="table">
      <style:table-properties style:width="17cm" table:align="left"/>
    </style:style>
    <style:style style:name="Tableau3.A" style:family="table-column">
      <style:table-column-properties style:column-width="3.78cm"/>
    </style:style>
    <style:style style:name="Tableau3.B" style:family="table-column">
      <style:table-column-properties style:column-width="5.209cm"/>
    </style:style>
    <style:style style:name="Tableau3.C" style:family="table-column">
      <style:table-column-properties style:column-width="8.012cm"/>
    </style:style>
    <style:style style:name="Tableau3.A1" style:family="table-cell">
      <style:table-cell-properties style:vertical-align="middle" fo:padding="0.049cm" fo:border="none"/>
    </style:style>
    <style:style style:name="Tableau4" style:family="table">
      <style:table-properties style:width="17cm" table:align="left"/>
    </style:style>
    <style:style style:name="Tableau4.A" style:family="table-column">
      <style:table-column-properties style:column-width="2.764cm"/>
    </style:style>
    <style:style style:name="Tableau4.B" style:family="table-column">
      <style:table-column-properties style:column-width="6.175cm"/>
    </style:style>
    <style:style style:name="Tableau4.C" style:family="table-column">
      <style:table-column-properties style:column-width="8.061cm"/>
    </style:style>
    <style:style style:name="Tableau4.A1" style:family="table-cell">
      <style:table-cell-properties style:vertical-align="middle" fo:padding="0.049cm" fo:border="none"/>
    </style:style>
    <style:style style:name="Tableau5" style:family="table">
      <style:table-properties style:width="17cm" table:align="left"/>
    </style:style>
    <style:style style:name="Tableau5.A" style:family="table-column">
      <style:table-column-properties style:column-width="5.05cm"/>
    </style:style>
    <style:style style:name="Tableau5.B" style:family="table-column">
      <style:table-column-properties style:column-width="4.076cm"/>
    </style:style>
    <style:style style:name="Tableau5.C" style:family="table-column">
      <style:table-column-properties style:column-width="7.874cm"/>
    </style:style>
    <style:style style:name="Tableau5.A1" style:family="table-cell">
      <style:table-cell-properties style:vertical-align="middle" fo:padding="0.049cm" fo:border="none"/>
    </style:style>
    <style:style style:name="Tableau6" style:family="table">
      <style:table-properties style:width="12.61cm" table:align="left"/>
    </style:style>
    <style:style style:name="Tableau6.A" style:family="table-column">
      <style:table-column-properties style:column-width="4.034cm"/>
    </style:style>
    <style:style style:name="Tableau6.B" style:family="table-column">
      <style:table-column-properties style:column-width="3.574cm"/>
    </style:style>
    <style:style style:name="Tableau6.C" style:family="table-column">
      <style:table-column-properties style:column-width="5.002cm"/>
    </style:style>
    <style:style style:name="Tableau6.A1" style:family="table-cell">
      <style:table-cell-properties style:vertical-align="middle" fo:padding="0.049cm" fo:border="none"/>
    </style:style>
    <style:style style:name="Tableau7" style:family="table">
      <style:table-properties style:width="17cm" table:align="left"/>
    </style:style>
    <style:style style:name="Tableau7.A" style:family="table-column">
      <style:table-column-properties style:column-width="1.917cm"/>
    </style:style>
    <style:style style:name="Tableau7.B" style:family="table-column">
      <style:table-column-properties style:column-width="12.035cm"/>
    </style:style>
    <style:style style:name="Tableau7.C" style:family="table-column">
      <style:table-column-properties style:column-width="3.048cm"/>
    </style:style>
    <style:style style:name="Tableau7.A1" style:family="table-cell">
      <style:table-cell-properties style:vertical-align="middle" fo:padding="0.049cm" fo:border="none"/>
    </style:style>
    <style:style style:name="P1" style:family="paragraph" style:parent-style-name="Standard">
      <style:paragraph-properties fo:margin-top="0cm" fo:margin-bottom="0cm" loext:contextual-spacing="false"/>
      <style:text-properties fo:font-size="2pt" style:font-size-asian="2pt" style:font-size-complex="2pt"/>
    </style:style>
    <style:style style:name="P2" style:family="paragraph" style:parent-style-name="Table_20_Contents">
      <style:paragraph-properties fo:margin-top="0cm" fo:margin-bottom="0.499cm" loext: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2"/>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paragraph-properties fo:margin-top="0cm" fo:margin-bottom="0cm" loext:contextual-spacing="false"/>
    </style:style>
    <style:style style:name="P17" style:family="paragraph" style:parent-style-name="Text_20_body" style:list-style-name="L1">
      <style:paragraph-properties fo:margin-top="0cm" fo:margin-bottom="0cm" loext:contextual-spacing="false"/>
    </style:style>
    <style:style style:name="P18" style:family="paragraph" style:parent-style-name="Text_20_body" style:list-style-name="L2">
      <style:paragraph-properties fo:margin-top="0cm" fo:margin-bottom="0cm" loext:contextual-spacing="false"/>
    </style:style>
    <style:style style:name="P19" style:family="paragraph" style:parent-style-name="Text_20_body" style:list-style-name="L3">
      <style:paragraph-properties fo:margin-top="0cm" fo:margin-bottom="0cm" loext:contextual-spacing="false"/>
    </style:style>
    <style:style style:name="P20" style:family="paragraph" style:parent-style-name="Text_20_body" style:list-style-name="L6">
      <style:paragraph-properties fo:margin-top="0cm" fo:margin-bottom="0cm" loext:contextual-spacing="false"/>
    </style:style>
    <style:style style:name="P21" style:family="paragraph" style:parent-style-name="Text_20_body" style:list-style-name="L8">
      <style:paragraph-properties fo:margin-top="0cm" fo:margin-bottom="0cm" loext:contextual-spacing="false"/>
    </style:style>
    <style:style style:name="P22" style:family="paragraph" style:parent-style-name="Text_20_body" style:list-style-name="L9">
      <style:paragraph-properties fo:margin-top="0cm" fo:margin-bottom="0cm" loext:contextual-spacing="false"/>
    </style:style>
    <style:style style:name="P23" style:family="paragraph" style:parent-style-name="Text_20_body" style:list-style-name="L15">
      <style:paragraph-properties fo:margin-top="0cm" fo:margin-bottom="0cm" loext:contextual-spacing="false"/>
    </style:style>
    <style:style style:name="P24" style:family="paragraph" style:parent-style-name="Table_20_Heading">
      <style:paragraph-properties fo:margin-top="0cm" fo:margin-bottom="0.499cm" loext:contextual-spacing="false"/>
    </style:style>
    <style:style style:name="fr1"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form" form:apply-filter="true" form:method="post" form:control-implementation="ooo:com.sun.star.form.component.Form" office:target-frame="" xlink:href="../../../../../../../fr/courses/1603881/parts/1608902/mark-as-complete" xlink:type="simple">
          <form:properties>
            <form:property form:property-name="PropertyChangeNotificationEnabled" office:value-type="boolean" office:boolean-value="true"/>
          </form:properties>
        </form:form>
        <form:form form:name="form" form:apply-filter="true" form:method="post" form:control-implementation="ooo:com.sun.star.form.component.Form" office:target-frame="" xlink:href="../../../../../../../fr/courses/1603881/parts/1608902/mark-as-complete"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change-locale/:lang"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t1" text:anchor-type="page" text:anchor-page-number="1" svg:x="0cm" svg:y="0cm" svg:width="0.041cm" svg:height="0.041cm" draw:z-index="0">
        <draw:floating-frame xlink:href="https://s7.addthis.com/static/sh.f48a1a04fe8dbf021b4cda1d.html#rand=0.9072817118503249&amp;iit=1591344700387&amp;tmr=load%3D1591344700241%26core%3D1591344700347%26main%3D1591344700360%26ifr%3D1591344700438&amp;cb=0&amp;cdn=0&amp;md=0&amp;kw=&amp;ab=-&amp;dh=openclassrooms.com&amp;dr=https%3A%2F%2Fopenclassrooms.com%2Ffr%2Fcourses%2F1603881-apprenez-a-creer-votre-site-web-avec-html5-et-css3%2F1604361-creez-votre-premiere-page-web-en-html&amp;du=https%3A%2F%2Fopenclassrooms.com%2Ffr%2Fcourses%2F1603881-apprenez-a-creer-votre-site-web-avec-html5-et-css3%2F1608902-memento-des-proprietes-css&amp;href=https%3A%2F%2Fopenclassrooms.com%2Ffr%2Fcourses%2F1603881-apprenez-a-creer-votre-site-web-avec-html5-et-css3%2F1608902-memento-des-proprietes-css&amp;dt=M%C3%A9mento%20des%20propri%C3%A9t%C3%A9s%20CSS&amp;dbg=0&amp;cap=tc%3D0%26ab%3D0&amp;inst=1&amp;jsl=1&amp;prod=undefined&amp;lng=fr&amp;ogt=description%2Cimage%2Csite_name%2Curl%2Ctitle%2Ctype%3Dwebsite%2Clocale&amp;pc=men&amp;pub=ra-4fbe47ef2aab77a6&amp;ssl=1&amp;sid=5ed9fe3c4337f177&amp;srf=0.01&amp;ver=300&amp;xck=0&amp;xtr=0&amp;og=locale%3Dfr%26type%3Dwebsite%26title%3DM%25C3%25A9mento%2520des%2520propri%25C3%25A9t%25C3%25A9s%2520CSS%26url%3Dhttps%253A%252F%252Fopenclassrooms.com%252Ffr%252Fcourses%252F1603881-apprenez-a-creer-votre-site-web-avec-html5-et-css3%252F1608902-memento-des-proprietes-css%26site_name%3DOpenClassrooms%26image%3Dhttps%253A%252F%252Fcourse.oc-static.com%252Fcourses%252F1603881%252F1603881_teaser_picture_1587647740.jpg%25253Fr%25253Dpad%26description%3DVous%2520r%25C3%25AAvez%2520d'apprendre%2520%25C3%25A0%2520cr%25C3%25A9er%2520des%2520sites%2520web%2520%253F%2520D%25C3%25A9butez%2520avec%2520ce%2520cours%2520qui%2520vous%2520enseignera%2520tout%2520ce%2520qu'il%2520faut%2520savoir%2520sur%2520le%2520d%25C3%25A9veloppement%2520de%2520sites%2520web%2520en%2520HTML5%2520et%2520CSS3%2520!&amp;csi=undefined&amp;rev=v8.28.5-wp&amp;ct=0&amp;xld=1&amp;xd=1" xlink:type="simple" xlink:show="embed" xlink:actuate="onLoad"/>
      </draw:frame>
      <text:p text:style-name="P16"/>
      <text:section text:style-name="Sect1" text:name="mainContentWithHeader">
        <text:h text:style-name="Heading_20_2" text:outline-level="2">Mémento des propriétés CSS</text:h>
        <text:p text:style-name="Text_20_body"><text:bookmark text:name="r-1613362"/>Cette page est une liste <text:span text:style-name="Emphasis">non exhaustive</text:span> des propriétés CSS qui existent en CSS3. Pour la plupart, ce sont des propriétés que nous avons vues dans le cours, mais vous trouverez aussi quelques nouvelles propriétés que nous n'avons pas abordées.</text:p>
        <text:p text:style-name="Text_20_body"><text:bookmark text:name="r-1613363"/>La liste est non exhaustive car mon but n'est pas de faire la liste de toutes les propriétés CSS qui peuvent exister : il y en a vraiment trop (plus de deux cents !) et certaines sont très rarement utilisées.</text:p>
        <text:h text:style-name="Heading_20_3" text:outline-level="3"><text:bookmark text:name="r-1613905"/>Mémento</text:h>
        <text:h text:style-name="Heading_20_4" text:outline-level="4"><text:bookmark text:name="r-1613488"/>Propriétés de mise en forme du texte</text:h>
        <text:p text:style-name="Text_20_body"><text:bookmark text:name="r-1613364"/>Je résume ici la plupart des propriétés de <text:span text:style-name="Strong_20_Emphasis">mise en forme du texte</text:span>.</text:p>
        <text:p text:style-name="Text_20_body"><text:bookmark text:name="r-1613365"/>Qu'est-ce que la mise en forme de texte ? C'est tout ce qui touche à la présentation du texte proprement dit : le gras, l'italique, le souligné, la police, l'alignement, etc.</text:p>
        <text:p text:style-name="P1"><text:bookmark text:name="r-1613487"/><text:bookmark text:name="r-1613373"/><text:bookmark text:name="r-1613372"/></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24"><text:bookmark text:name="r-1613367"/><text:bookmark text:name="r-1613366"/>Propriété<text:bookmark text:name="r-1613369"/></text:p>
              </table:table-cell>
              <table:table-cell table:style-name="Tableau1.A1" office:value-type="string">
                <text:p text:style-name="P24"><text:bookmark text:name="r-1613368"/>Valeurs (exemples)<text:bookmark text:name="r-1613371"/></text:p>
              </table:table-cell>
              <table:table-cell table:style-name="Tableau1.A1" office:value-type="string">
                <text:p text:style-name="P24"><text:bookmark text:name="r-1613370"/>Description<text:bookmark text:name="r-1613486"/><text:bookmark text:name="r-1613380"/><text:bookmark text:name="r-1613375"/></text:p>
              </table:table-cell>
            </table:table-row>
          </table:table-header-rows>
          <table:table-row>
            <table:table-cell table:style-name="Tableau1.A1" office:value-type="string">
              <text:p text:style-name="P2"><text:bookmark text:name="r-1613374"/><text:span text:style-name="Source_20_Text">font-family</text:span><text:bookmark text:name="r-1613377"/></text:p>
            </table:table-cell>
            <table:table-cell table:style-name="Tableau1.A1" office:value-type="string">
              <text:p text:style-name="P2"><text:bookmark text:name="r-1613376"/><text:span text:style-name="Emphasis">police1, police2, police3</text:span>, serif, sans-serif, monospace<text:bookmark text:name="r-1613379"/></text:p>
            </table:table-cell>
            <table:table-cell table:style-name="Tableau1.A1" office:value-type="string">
              <text:p text:style-name="P2"><text:bookmark text:name="r-1613378"/>Nom de police<text:bookmark text:name="r-1613387"/><text:bookmark text:name="r-1613382"/></text:p>
            </table:table-cell>
          </table:table-row>
          <table:table-row>
            <table:table-cell table:style-name="Tableau1.A1" office:value-type="string">
              <text:p text:style-name="P2"><text:bookmark text:name="r-1613381"/><text:span text:style-name="Source_20_Text">@font-face</text:span><text:bookmark text:name="r-1613384"/></text:p>
            </table:table-cell>
            <table:table-cell table:style-name="Tableau1.A1" office:value-type="string">
              <text:p text:style-name="P2"><text:bookmark text:name="r-1613383"/><text:span text:style-name="Emphasis">Nom et source de la police</text:span><text:bookmark text:name="r-1613386"/></text:p>
            </table:table-cell>
            <table:table-cell table:style-name="Tableau1.A1" office:value-type="string">
              <text:p text:style-name="P2"><text:bookmark text:name="r-1613385"/>Police personnalisée<text:bookmark text:name="r-1613394"/><text:bookmark text:name="r-1613389"/></text:p>
            </table:table-cell>
          </table:table-row>
          <table:table-row>
            <table:table-cell table:style-name="Tableau1.A1" office:value-type="string">
              <text:p text:style-name="P2"><text:bookmark text:name="r-1613388"/><text:span text:style-name="Source_20_Text">font-size</text:span><text:bookmark text:name="r-1613391"/></text:p>
            </table:table-cell>
            <table:table-cell table:style-name="Tableau1.A1" office:value-type="string">
              <text:p text:style-name="P2"><text:bookmark text:name="r-1613390"/>1.3em, 16px, 120%...<text:bookmark text:name="r-1613393"/></text:p>
            </table:table-cell>
            <table:table-cell table:style-name="Tableau1.A1" office:value-type="string">
              <text:p text:style-name="P2"><text:bookmark text:name="r-1613392"/>Taille du texte<text:bookmark text:name="r-1613401"/><text:bookmark text:name="r-1613396"/></text:p>
            </table:table-cell>
          </table:table-row>
          <table:table-row>
            <table:table-cell table:style-name="Tableau1.A1" office:value-type="string">
              <text:p text:style-name="P2"><text:bookmark text:name="r-1613395"/><text:span text:style-name="Source_20_Text">font-weight</text:span><text:bookmark text:name="r-1613398"/></text:p>
            </table:table-cell>
            <table:table-cell table:style-name="Tableau1.A1" office:value-type="string">
              <text:p text:style-name="P2"><text:bookmark text:name="r-1613397"/>bold, normal<text:bookmark text:name="r-1613400"/></text:p>
            </table:table-cell>
            <table:table-cell table:style-name="Tableau1.A1" office:value-type="string">
              <text:p text:style-name="P2"><text:bookmark text:name="r-1613399"/>Gras<text:bookmark text:name="r-1613408"/><text:bookmark text:name="r-1613403"/></text:p>
            </table:table-cell>
          </table:table-row>
          <table:table-row>
            <table:table-cell table:style-name="Tableau1.A1" office:value-type="string">
              <text:p text:style-name="P2"><text:bookmark text:name="r-1613402"/><text:span text:style-name="Source_20_Text">font-style</text:span><text:bookmark text:name="r-1613405"/></text:p>
            </table:table-cell>
            <table:table-cell table:style-name="Tableau1.A1" office:value-type="string">
              <text:p text:style-name="P2"><text:bookmark text:name="r-1613404"/>italic, oblique, normal<text:bookmark text:name="r-1613407"/></text:p>
            </table:table-cell>
            <table:table-cell table:style-name="Tableau1.A1" office:value-type="string">
              <text:p text:style-name="P2"><text:bookmark text:name="r-1613406"/>Italique<text:bookmark text:name="r-1613415"/><text:bookmark text:name="r-1613410"/></text:p>
            </table:table-cell>
          </table:table-row>
          <table:table-row>
            <table:table-cell table:style-name="Tableau1.A1" office:value-type="string">
              <text:p text:style-name="P2"><text:bookmark text:name="r-1613409"/><text:span text:style-name="Source_20_Text">text-decoration</text:span><text:bookmark text:name="r-1613412"/></text:p>
            </table:table-cell>
            <table:table-cell table:style-name="Tableau1.A1" office:value-type="string">
              <text:p text:style-name="P2"><text:bookmark text:name="r-1613411"/>underline, overline, line-through, blink, none<text:bookmark text:name="r-1613414"/></text:p>
            </table:table-cell>
            <table:table-cell table:style-name="Tableau1.A1" office:value-type="string">
              <text:p text:style-name="P2"><text:bookmark text:name="r-1613413"/>Soulignement, ligne au-dessus, barré ou clignotant<text:bookmark text:name="r-1613422"/><text:bookmark text:name="r-1613417"/></text:p>
            </table:table-cell>
          </table:table-row>
          <table:table-row>
            <table:table-cell table:style-name="Tableau1.A1" office:value-type="string">
              <text:p text:style-name="P2"><text:bookmark text:name="r-1613416"/><text:span text:style-name="Source_20_Text">font-variant</text:span><text:bookmark text:name="r-1613419"/></text:p>
            </table:table-cell>
            <table:table-cell table:style-name="Tableau1.A1" office:value-type="string">
              <text:p text:style-name="P2"><text:bookmark text:name="r-1613418"/>small-caps, normal<text:bookmark text:name="r-1613421"/></text:p>
            </table:table-cell>
            <table:table-cell table:style-name="Tableau1.A1" office:value-type="string">
              <text:p text:style-name="P2"><text:bookmark text:name="r-1613420"/>Petites capitales<text:bookmark text:name="r-1613429"/><text:bookmark text:name="r-1613424"/></text:p>
            </table:table-cell>
          </table:table-row>
          <table:table-row>
            <table:table-cell table:style-name="Tableau1.A1" office:value-type="string">
              <text:p text:style-name="P2"><text:bookmark text:name="r-1613423"/><text:span text:style-name="Source_20_Text">text-transform</text:span><text:bookmark text:name="r-1613426"/></text:p>
            </table:table-cell>
            <table:table-cell table:style-name="Tableau1.A1" office:value-type="string">
              <text:p text:style-name="P2"><text:bookmark text:name="r-1613425"/>capitalize, lowercase, uppercase<text:bookmark text:name="r-1613428"/></text:p>
            </table:table-cell>
            <table:table-cell table:style-name="Tableau1.A1" office:value-type="string">
              <text:p text:style-name="P2"><text:bookmark text:name="r-1613427"/>Capitales<text:bookmark text:name="r-1613436"/><text:bookmark text:name="r-1613431"/></text:p>
            </table:table-cell>
          </table:table-row>
          <table:table-row>
            <table:table-cell table:style-name="Tableau1.A1" office:value-type="string">
              <text:p text:style-name="P2"><text:bookmark text:name="r-1613430"/><text:span text:style-name="Source_20_Text">font</text:span><text:bookmark text:name="r-1613433"/></text:p>
            </table:table-cell>
            <table:table-cell table:style-name="Tableau1.A1" office:value-type="string">
              <text:p text:style-name="P2"><text:bookmark text:name="r-1613432"/>-<text:bookmark text:name="r-1613435"/></text:p>
            </table:table-cell>
            <table:table-cell table:style-name="Tableau1.A1" office:value-type="string">
              <text:p text:style-name="P2"><text:bookmark text:name="r-1613434"/>Super propriété de police. Combine :<text:span text:style-name="Source_20_Text">font-weight</text:span>,<text:span text:style-name="Source_20_Text">font-style</text:span>,<text:span text:style-name="Source_20_Text">font-size</text:span>,<text:span text:style-name="Source_20_Text">font-variant</text:span>,<text:span text:style-name="Source_20_Text">font-family</text:span>.<text:bookmark text:name="r-1613443"/><text:bookmark text:name="r-1613438"/></text:p>
            </table:table-cell>
          </table:table-row>
          <text:soft-page-break/>
          <table:table-row>
            <table:table-cell table:style-name="Tableau1.A1" office:value-type="string">
              <text:p text:style-name="P2"><text:bookmark text:name="r-1613437"/><text:span text:style-name="Source_20_Text">text-align</text:span><text:bookmark text:name="r-1613440"/></text:p>
            </table:table-cell>
            <table:table-cell table:style-name="Tableau1.A1" office:value-type="string">
              <text:p text:style-name="P2"><text:bookmark text:name="r-1613439"/>left, center, right, justify<text:bookmark text:name="r-1613442"/></text:p>
            </table:table-cell>
            <table:table-cell table:style-name="Tableau1.A1" office:value-type="string">
              <text:p text:style-name="P2"><text:bookmark text:name="r-1613441"/>Alignement horizontal<text:bookmark text:name="r-1613450"/><text:bookmark text:name="r-1613445"/></text:p>
            </table:table-cell>
          </table:table-row>
          <table:table-row>
            <table:table-cell table:style-name="Tableau1.A1" office:value-type="string">
              <text:p text:style-name="P2"><text:bookmark text:name="r-1613444"/><text:span text:style-name="Source_20_Text">vertical-align</text:span><text:bookmark text:name="r-1613447"/></text:p>
            </table:table-cell>
            <table:table-cell table:style-name="Tableau1.A1" office:value-type="string">
              <text:p text:style-name="P2"><text:bookmark text:name="r-1613446"/>baseline, middle, sub, super, top, bottom<text:bookmark text:name="r-1613449"/></text:p>
            </table:table-cell>
            <table:table-cell table:style-name="Tableau1.A1" office:value-type="string">
              <text:p text:style-name="P2"><text:bookmark text:name="r-1613448"/>Alignement vertical (cellules de tableau ou éléments<text:span text:style-name="Source_20_Text">inline-block</text:span>uniquement)<text:bookmark text:name="r-1613457"/><text:bookmark text:name="r-1613452"/></text:p>
            </table:table-cell>
          </table:table-row>
          <table:table-row>
            <table:table-cell table:style-name="Tableau1.A1" office:value-type="string">
              <text:p text:style-name="P2"><text:bookmark text:name="r-1613451"/><text:span text:style-name="Source_20_Text">line-height</text:span><text:bookmark text:name="r-1613454"/></text:p>
            </table:table-cell>
            <table:table-cell table:style-name="Tableau1.A1" office:value-type="string">
              <text:p text:style-name="P2"><text:bookmark text:name="r-1613453"/>18px, 120%, normal...<text:bookmark text:name="r-1613456"/></text:p>
            </table:table-cell>
            <table:table-cell table:style-name="Tableau1.A1" office:value-type="string">
              <text:p text:style-name="P2"><text:bookmark text:name="r-1613455"/>Hauteur de ligne<text:bookmark text:name="r-1613464"/><text:bookmark text:name="r-1613459"/></text:p>
            </table:table-cell>
          </table:table-row>
          <table:table-row>
            <table:table-cell table:style-name="Tableau1.A1" office:value-type="string">
              <text:p text:style-name="P2"><text:bookmark text:name="r-1613458"/><text:span text:style-name="Source_20_Text">text-indent</text:span><text:bookmark text:name="r-1613461"/></text:p>
            </table:table-cell>
            <table:table-cell table:style-name="Tableau1.A1" office:value-type="string">
              <text:p text:style-name="P2"><text:bookmark text:name="r-1613460"/>25px<text:bookmark text:name="r-1613463"/></text:p>
            </table:table-cell>
            <table:table-cell table:style-name="Tableau1.A1" office:value-type="string">
              <text:p text:style-name="P2"><text:bookmark text:name="r-1613462"/>Alinéa<text:bookmark text:name="r-1613471"/><text:bookmark text:name="r-1613466"/></text:p>
            </table:table-cell>
          </table:table-row>
          <table:table-row>
            <table:table-cell table:style-name="Tableau1.A1" office:value-type="string">
              <text:p text:style-name="P2"><text:bookmark text:name="r-1613465"/><text:span text:style-name="Source_20_Text">white-space</text:span><text:bookmark text:name="r-1613468"/></text:p>
            </table:table-cell>
            <table:table-cell table:style-name="Tableau1.A1" office:value-type="string">
              <text:p text:style-name="P2"><text:bookmark text:name="r-1613467"/>pre, nowrap, normal<text:bookmark text:name="r-1613470"/></text:p>
            </table:table-cell>
            <table:table-cell table:style-name="Tableau1.A1" office:value-type="string">
              <text:p text:style-name="P2"><text:bookmark text:name="r-1613469"/>Césure<text:bookmark text:name="r-1613478"/><text:bookmark text:name="r-1613473"/></text:p>
            </table:table-cell>
          </table:table-row>
          <table:table-row>
            <table:table-cell table:style-name="Tableau1.A1" office:value-type="string">
              <text:p text:style-name="P2"><text:bookmark text:name="r-1613472"/><text:span text:style-name="Source_20_Text">word-wrap</text:span><text:bookmark text:name="r-1613475"/></text:p>
            </table:table-cell>
            <table:table-cell table:style-name="Tableau1.A1" office:value-type="string">
              <text:p text:style-name="P2"><text:bookmark text:name="r-1613474"/>break-word, normal<text:bookmark text:name="r-1613477"/></text:p>
            </table:table-cell>
            <table:table-cell table:style-name="Tableau1.A1" office:value-type="string">
              <text:p text:style-name="P2"><text:bookmark text:name="r-1613476"/>Césure forcée<text:bookmark text:name="r-1613485"/><text:bookmark text:name="r-1613480"/></text:p>
            </table:table-cell>
          </table:table-row>
          <table:table-row>
            <table:table-cell table:style-name="Tableau1.A1" office:value-type="string">
              <text:p text:style-name="P2"><text:bookmark text:name="r-1613479"/><text:span text:style-name="Source_20_Text">text-shadow</text:span><text:bookmark text:name="r-1613482"/></text:p>
            </table:table-cell>
            <table:table-cell table:style-name="Tableau1.A1" office:value-type="string">
              <text:p text:style-name="P2"><text:bookmark text:name="r-1613481"/>5px 5px 2px blue<text:line-break/><text:span text:style-name="Emphasis">(horizontale, verticale, fondu, couleur)</text:span><text:bookmark text:name="r-1613484"/></text:p>
            </table:table-cell>
            <table:table-cell table:style-name="Tableau1.A1" office:value-type="string">
              <text:p text:style-name="P2"><text:bookmark text:name="r-1613483"/>Ombre de texte</text:p>
            </table:table-cell>
          </table:table-row>
        </table:table>
        <text:h text:style-name="Heading_20_4" text:outline-level="4"><text:bookmark text:name="r-1613555"/>Propriétés de couleur et de fond</text:h>
        <text:p text:style-name="P1"><text:bookmark text:name="r-1613554"/><text:bookmark text:name="r-1613496"/><text:bookmark text:name="r-1613495"/></text:p>
        <table:table table:name="Tableau2" table:style-name="Tableau2">
          <table:table-column table:style-name="Tableau2.A"/>
          <table:table-column table:style-name="Tableau2.B"/>
          <table:table-column table:style-name="Tableau2.C"/>
          <table:table-header-rows>
            <table:table-row>
              <table:table-cell table:style-name="Tableau2.A1" office:value-type="string">
                <text:p text:style-name="P24"><text:bookmark text:name="r-1613490"/><text:bookmark text:name="r-1613489"/>Propriété<text:bookmark text:name="r-1613492"/></text:p>
              </table:table-cell>
              <table:table-cell table:style-name="Tableau2.A1" office:value-type="string">
                <text:p text:style-name="P24"><text:bookmark text:name="r-1613491"/>Valeurs (exemples)<text:bookmark text:name="r-1613494"/></text:p>
              </table:table-cell>
              <table:table-cell table:style-name="Tableau2.A1" office:value-type="string">
                <text:p text:style-name="P24"><text:bookmark text:name="r-1613493"/>Description<text:bookmark text:name="r-1613553"/><text:bookmark text:name="r-1613503"/><text:bookmark text:name="r-1613498"/></text:p>
              </table:table-cell>
            </table:table-row>
          </table:table-header-rows>
          <table:table-row>
            <table:table-cell table:style-name="Tableau2.A1" office:value-type="string">
              <text:p text:style-name="P2"><text:bookmark text:name="r-1613497"/><text:span text:style-name="Source_20_Text">color</text:span><text:bookmark text:name="r-1613500"/></text:p>
            </table:table-cell>
            <table:table-cell table:style-name="Tableau2.A1" office:value-type="string">
              <text:p text:style-name="P2"><text:bookmark text:name="r-1613499"/><text:span text:style-name="Emphasis">nom</text:span>, rgb(rouge,vert,bleu), rgba(rouge,vert,bleu,transparence), #CF1A20...<text:bookmark text:name="r-1613502"/></text:p>
            </table:table-cell>
            <table:table-cell table:style-name="Tableau2.A1" office:value-type="string">
              <text:p text:style-name="P2"><text:bookmark text:name="r-1613501"/>Couleur du texte<text:bookmark text:name="r-1613510"/><text:bookmark text:name="r-1613505"/></text:p>
            </table:table-cell>
          </table:table-row>
          <table:table-row>
            <table:table-cell table:style-name="Tableau2.A1" office:value-type="string">
              <text:p text:style-name="P2"><text:bookmark text:name="r-1613504"/><text:span text:style-name="Source_20_Text">background-color</text:span><text:bookmark text:name="r-1613507"/></text:p>
            </table:table-cell>
            <table:table-cell table:style-name="Tableau2.A1" office:value-type="string">
              <text:p text:style-name="P2"><text:bookmark text:name="r-1613506"/><text:span text:style-name="Emphasis">Identique à color</text:span><text:bookmark text:name="r-1613509"/></text:p>
            </table:table-cell>
            <table:table-cell table:style-name="Tableau2.A1" office:value-type="string">
              <text:p text:style-name="P2"><text:bookmark text:name="r-1613508"/>Couleur de fond<text:bookmark text:name="r-1613517"/><text:bookmark text:name="r-1613512"/></text:p>
            </table:table-cell>
          </table:table-row>
          <table:table-row>
            <table:table-cell table:style-name="Tableau2.A1" office:value-type="string">
              <text:p text:style-name="P2"><text:bookmark text:name="r-1613511"/><text:span text:style-name="Source_20_Text">background-image</text:span><text:bookmark text:name="r-1613514"/></text:p>
            </table:table-cell>
            <table:table-cell table:style-name="Tableau2.A1" office:value-type="string">
              <text:p text:style-name="P2"><text:bookmark text:name="r-1613513"/>url('image.png')<text:bookmark text:name="r-1613516"/></text:p>
            </table:table-cell>
            <table:table-cell table:style-name="Tableau2.A1" office:value-type="string">
              <text:p text:style-name="P2"><text:bookmark text:name="r-1613515"/>Image de fond<text:bookmark text:name="r-1613524"/><text:bookmark text:name="r-1613519"/></text:p>
            </table:table-cell>
          </table:table-row>
          <table:table-row>
            <table:table-cell table:style-name="Tableau2.A1" office:value-type="string">
              <text:p text:style-name="P2"><text:bookmark text:name="r-1613518"/><text:span text:style-name="Source_20_Text">background-attachment</text:span><text:bookmark text:name="r-1613521"/></text:p>
            </table:table-cell>
            <table:table-cell table:style-name="Tableau2.A1" office:value-type="string">
              <text:p text:style-name="P2"><text:bookmark text:name="r-1613520"/>fixed, scroll<text:bookmark text:name="r-1613523"/></text:p>
            </table:table-cell>
            <table:table-cell table:style-name="Tableau2.A1" office:value-type="string">
              <text:p text:style-name="P2"><text:bookmark text:name="r-1613522"/>Fond fixe<text:bookmark text:name="r-1613531"/><text:bookmark text:name="r-1613526"/></text:p>
            </table:table-cell>
          </table:table-row>
          <table:table-row>
            <table:table-cell table:style-name="Tableau2.A1" office:value-type="string">
              <text:p text:style-name="P2"><text:bookmark text:name="r-1613525"/><text:span text:style-name="Source_20_Text">background-repeat</text:span><text:bookmark text:name="r-1613528"/></text:p>
            </table:table-cell>
            <table:table-cell table:style-name="Tableau2.A1" office:value-type="string">
              <text:p text:style-name="P2"><text:bookmark text:name="r-1613527"/>repeat-x, repeat-y, no-repeat, repeat<text:bookmark text:name="r-1613530"/></text:p>
            </table:table-cell>
            <table:table-cell table:style-name="Tableau2.A1" office:value-type="string">
              <text:p text:style-name="P2"><text:bookmark text:name="r-1613529"/>Répétition du fond<text:bookmark text:name="r-1613538"/><text:bookmark text:name="r-1613533"/></text:p>
            </table:table-cell>
          </table:table-row>
          <table:table-row>
            <table:table-cell table:style-name="Tableau2.A1" office:value-type="string">
              <text:p text:style-name="P2"><text:bookmark text:name="r-1613532"/><text:span text:style-name="Source_20_Text">background-position</text:span><text:bookmark text:name="r-1613535"/></text:p>
            </table:table-cell>
            <table:table-cell table:style-name="Tableau2.A1" office:value-type="string">
              <text:p text:style-name="P2"><text:bookmark text:name="r-1613534"/><text:span text:style-name="Emphasis">(x y)</text:span>, top, center, bottom, left, right<text:bookmark text:name="r-1613537"/></text:p>
            </table:table-cell>
            <table:table-cell table:style-name="Tableau2.A1" office:value-type="string">
              <text:p text:style-name="P2"><text:bookmark text:name="r-1613536"/>Position du fond<text:bookmark text:name="r-1613545"/><text:bookmark text:name="r-1613540"/></text:p>
            </table:table-cell>
          </table:table-row>
          <table:table-row>
            <table:table-cell table:style-name="Tableau2.A1" office:value-type="string">
              <text:p text:style-name="P2"><text:bookmark text:name="r-1613539"/><text:span text:style-name="Source_20_Text">background</text:span><text:bookmark text:name="r-1613542"/></text:p>
            </table:table-cell>
            <table:table-cell table:style-name="Tableau2.A1" office:value-type="string">
              <text:p text:style-name="P2"><text:bookmark text:name="r-1613541"/>-<text:bookmark text:name="r-1613544"/></text:p>
            </table:table-cell>
            <table:table-cell table:style-name="Tableau2.A1" office:value-type="string">
              <text:p text:style-name="P2"><text:bookmark text:name="r-1613543"/>Super propriété du fond. Combine :<text:span text:style-name="Source_20_Text">background-image</text:span>,<text:span text:style-name="Source_20_Text">background-repeat</text:span>,<text:span text:style-name="Source_20_Text">background-</text:span><text:soft-page-break/><text:span text:style-name="Source_20_Text">attachment</text:span>,<text:span text:style-name="Source_20_Text">background-position</text:span><text:bookmark text:name="r-1613552"/><text:bookmark text:name="r-1613547"/></text:p>
            </table:table-cell>
          </table:table-row>
          <table:table-row>
            <table:table-cell table:style-name="Tableau2.A1" office:value-type="string">
              <text:p text:style-name="P2"><text:bookmark text:name="r-1613546"/><text:span text:style-name="Source_20_Text">opacity</text:span><text:bookmark text:name="r-1613549"/></text:p>
            </table:table-cell>
            <table:table-cell table:style-name="Tableau2.A1" office:value-type="string">
              <text:p text:style-name="P2"><text:bookmark text:name="r-1613548"/>0.5<text:bookmark text:name="r-1613551"/></text:p>
            </table:table-cell>
            <table:table-cell table:style-name="Tableau2.A1" office:value-type="string">
              <text:p text:style-name="P2"><text:bookmark text:name="r-1613550"/>Transparence</text:p>
            </table:table-cell>
          </table:table-row>
        </table:table>
        <text:h text:style-name="Heading_20_4" text:outline-level="4"><text:bookmark text:name="r-1613720"/>Propriétés des boîtes</text:h>
        <text:p text:style-name="P1"><text:bookmark text:name="r-1613719"/><text:bookmark text:name="r-1613563"/><text:bookmark text:name="r-1613562"/></text:p>
        <table:table table:name="Tableau3" table:style-name="Tableau3">
          <table:table-column table:style-name="Tableau3.A"/>
          <table:table-column table:style-name="Tableau3.B"/>
          <table:table-column table:style-name="Tableau3.C"/>
          <table:table-header-rows>
            <table:table-row>
              <table:table-cell table:style-name="Tableau3.A1" office:value-type="string">
                <text:p text:style-name="P24"><text:bookmark text:name="r-1613557"/><text:bookmark text:name="r-1613556"/>Propriété<text:bookmark text:name="r-1613559"/></text:p>
              </table:table-cell>
              <table:table-cell table:style-name="Tableau3.A1" office:value-type="string">
                <text:p text:style-name="P24"><text:bookmark text:name="r-1613558"/>Valeurs (exemples)<text:bookmark text:name="r-1613561"/></text:p>
              </table:table-cell>
              <table:table-cell table:style-name="Tableau3.A1" office:value-type="string">
                <text:p text:style-name="P24"><text:bookmark text:name="r-1613560"/>Description<text:bookmark text:name="r-1613718"/><text:bookmark text:name="r-1613570"/><text:bookmark text:name="r-1613565"/></text:p>
              </table:table-cell>
            </table:table-row>
          </table:table-header-rows>
          <table:table-row>
            <table:table-cell table:style-name="Tableau3.A1" office:value-type="string">
              <text:p text:style-name="P2"><text:bookmark text:name="r-1613564"/><text:span text:style-name="Source_20_Text">width</text:span><text:bookmark text:name="r-1613567"/></text:p>
            </table:table-cell>
            <table:table-cell table:style-name="Tableau3.A1" office:value-type="string">
              <text:p text:style-name="P2"><text:bookmark text:name="r-1613566"/>150px, 80%...<text:bookmark text:name="r-1613569"/></text:p>
            </table:table-cell>
            <table:table-cell table:style-name="Tableau3.A1" office:value-type="string">
              <text:p text:style-name="P2"><text:bookmark text:name="r-1613568"/>Largeur<text:bookmark text:name="r-1613577"/><text:bookmark text:name="r-1613572"/></text:p>
            </table:table-cell>
          </table:table-row>
          <table:table-row>
            <table:table-cell table:style-name="Tableau3.A1" office:value-type="string">
              <text:p text:style-name="P2"><text:bookmark text:name="r-1613571"/><text:span text:style-name="Source_20_Text">height</text:span><text:bookmark text:name="r-1613574"/></text:p>
            </table:table-cell>
            <table:table-cell table:style-name="Tableau3.A1" office:value-type="string">
              <text:p text:style-name="P2"><text:bookmark text:name="r-1613573"/>150px, 80%...<text:bookmark text:name="r-1613576"/></text:p>
            </table:table-cell>
            <table:table-cell table:style-name="Tableau3.A1" office:value-type="string">
              <text:p text:style-name="P2"><text:bookmark text:name="r-1613575"/>Hauteur<text:bookmark text:name="r-1613584"/><text:bookmark text:name="r-1613579"/></text:p>
            </table:table-cell>
          </table:table-row>
          <table:table-row>
            <table:table-cell table:style-name="Tableau3.A1" office:value-type="string">
              <text:p text:style-name="P2"><text:bookmark text:name="r-1613578"/><text:span text:style-name="Source_20_Text">min-width</text:span><text:bookmark text:name="r-1613581"/></text:p>
            </table:table-cell>
            <table:table-cell table:style-name="Tableau3.A1" office:value-type="string">
              <text:p text:style-name="P2"><text:bookmark text:name="r-1613580"/>150px, 80%...<text:bookmark text:name="r-1613583"/></text:p>
            </table:table-cell>
            <table:table-cell table:style-name="Tableau3.A1" office:value-type="string">
              <text:p text:style-name="P2"><text:bookmark text:name="r-1613582"/>Largeur minimale<text:bookmark text:name="r-1613591"/><text:bookmark text:name="r-1613586"/></text:p>
            </table:table-cell>
          </table:table-row>
          <table:table-row>
            <table:table-cell table:style-name="Tableau3.A1" office:value-type="string">
              <text:p text:style-name="P2"><text:bookmark text:name="r-1613585"/><text:span text:style-name="Source_20_Text">max-width</text:span><text:bookmark text:name="r-1613588"/></text:p>
            </table:table-cell>
            <table:table-cell table:style-name="Tableau3.A1" office:value-type="string">
              <text:p text:style-name="P2"><text:bookmark text:name="r-1613587"/>150px, 80%...<text:bookmark text:name="r-1613590"/></text:p>
            </table:table-cell>
            <table:table-cell table:style-name="Tableau3.A1" office:value-type="string">
              <text:p text:style-name="P2"><text:bookmark text:name="r-1613589"/>Largeur maximale<text:bookmark text:name="r-1613598"/><text:bookmark text:name="r-1613593"/></text:p>
            </table:table-cell>
          </table:table-row>
          <table:table-row>
            <table:table-cell table:style-name="Tableau3.A1" office:value-type="string">
              <text:p text:style-name="P2"><text:bookmark text:name="r-1613592"/><text:span text:style-name="Source_20_Text">min-height</text:span><text:bookmark text:name="r-1613595"/></text:p>
            </table:table-cell>
            <table:table-cell table:style-name="Tableau3.A1" office:value-type="string">
              <text:p text:style-name="P2"><text:bookmark text:name="r-1613594"/>150px, 80%...<text:bookmark text:name="r-1613597"/></text:p>
            </table:table-cell>
            <table:table-cell table:style-name="Tableau3.A1" office:value-type="string">
              <text:p text:style-name="P2"><text:bookmark text:name="r-1613596"/>Hauteur minimale<text:bookmark text:name="r-1613605"/><text:bookmark text:name="r-1613600"/></text:p>
            </table:table-cell>
          </table:table-row>
          <table:table-row>
            <table:table-cell table:style-name="Tableau3.A1" office:value-type="string">
              <text:p text:style-name="P2"><text:bookmark text:name="r-1613599"/><text:span text:style-name="Source_20_Text">max-height</text:span><text:bookmark text:name="r-1613602"/></text:p>
            </table:table-cell>
            <table:table-cell table:style-name="Tableau3.A1" office:value-type="string">
              <text:p text:style-name="P2"><text:bookmark text:name="r-1613601"/>150px, 80%...<text:bookmark text:name="r-1613604"/></text:p>
            </table:table-cell>
            <table:table-cell table:style-name="Tableau3.A1" office:value-type="string">
              <text:p text:style-name="P2"><text:bookmark text:name="r-1613603"/>Hauteur maximale<text:bookmark text:name="r-1613612"/><text:bookmark text:name="r-1613607"/></text:p>
            </table:table-cell>
          </table:table-row>
          <table:table-row>
            <table:table-cell table:style-name="Tableau3.A1" office:value-type="string">
              <text:p text:style-name="P2"><text:bookmark text:name="r-1613606"/><text:span text:style-name="Source_20_Text">margin-top</text:span><text:bookmark text:name="r-1613609"/></text:p>
            </table:table-cell>
            <table:table-cell table:style-name="Tableau3.A1" office:value-type="string">
              <text:p text:style-name="P2"><text:bookmark text:name="r-1613608"/>23px<text:bookmark text:name="r-1613611"/></text:p>
            </table:table-cell>
            <table:table-cell table:style-name="Tableau3.A1" office:value-type="string">
              <text:p text:style-name="P2"><text:bookmark text:name="r-1613610"/>Marge en haut<text:bookmark text:name="r-1613619"/><text:bookmark text:name="r-1613614"/></text:p>
            </table:table-cell>
          </table:table-row>
          <table:table-row>
            <table:table-cell table:style-name="Tableau3.A1" office:value-type="string">
              <text:p text:style-name="P2"><text:bookmark text:name="r-1613613"/><text:span text:style-name="Source_20_Text">margin-left</text:span><text:bookmark text:name="r-1613616"/></text:p>
            </table:table-cell>
            <table:table-cell table:style-name="Tableau3.A1" office:value-type="string">
              <text:p text:style-name="P2"><text:bookmark text:name="r-1613615"/>23px<text:bookmark text:name="r-1613618"/></text:p>
            </table:table-cell>
            <table:table-cell table:style-name="Tableau3.A1" office:value-type="string">
              <text:p text:style-name="P2"><text:bookmark text:name="r-1613617"/>Marge à gauche<text:bookmark text:name="r-1613626"/><text:bookmark text:name="r-1613621"/></text:p>
            </table:table-cell>
          </table:table-row>
          <table:table-row>
            <table:table-cell table:style-name="Tableau3.A1" office:value-type="string">
              <text:p text:style-name="P2"><text:bookmark text:name="r-1613620"/><text:span text:style-name="Source_20_Text">margin-right</text:span><text:bookmark text:name="r-1613623"/></text:p>
            </table:table-cell>
            <table:table-cell table:style-name="Tableau3.A1" office:value-type="string">
              <text:p text:style-name="P2"><text:bookmark text:name="r-1613622"/>23px<text:bookmark text:name="r-1613625"/></text:p>
            </table:table-cell>
            <table:table-cell table:style-name="Tableau3.A1" office:value-type="string">
              <text:p text:style-name="P2"><text:bookmark text:name="r-1613624"/>Marge à droite<text:bookmark text:name="r-1613633"/><text:bookmark text:name="r-1613628"/></text:p>
            </table:table-cell>
          </table:table-row>
          <table:table-row>
            <table:table-cell table:style-name="Tableau3.A1" office:value-type="string">
              <text:p text:style-name="P2"><text:bookmark text:name="r-1613627"/><text:span text:style-name="Source_20_Text">margin-bottom</text:span><text:bookmark text:name="r-1613630"/></text:p>
            </table:table-cell>
            <table:table-cell table:style-name="Tableau3.A1" office:value-type="string">
              <text:p text:style-name="P2"><text:bookmark text:name="r-1613629"/>23px<text:bookmark text:name="r-1613632"/></text:p>
            </table:table-cell>
            <table:table-cell table:style-name="Tableau3.A1" office:value-type="string">
              <text:p text:style-name="P2"><text:bookmark text:name="r-1613631"/>Marge en bas<text:bookmark text:name="r-1613640"/><text:bookmark text:name="r-1613635"/></text:p>
            </table:table-cell>
          </table:table-row>
          <table:table-row>
            <table:table-cell table:style-name="Tableau3.A1" office:value-type="string">
              <text:p text:style-name="P2"><text:bookmark text:name="r-1613634"/><text:span text:style-name="Source_20_Text">margin</text:span><text:bookmark text:name="r-1613637"/></text:p>
            </table:table-cell>
            <table:table-cell table:style-name="Tableau3.A1" office:value-type="string">
              <text:p text:style-name="P2"><text:bookmark text:name="r-1613636"/>23px 5px 23px 5px<text:line-break/><text:span text:style-name="Emphasis">(haut, droite, bas, gauche)</text:span><text:bookmark text:name="r-1613639"/></text:p>
            </table:table-cell>
            <table:table-cell table:style-name="Tableau3.A1" office:value-type="string">
              <text:p text:style-name="P2"><text:bookmark text:name="r-1613638"/>Super-propriété de marge.<text:line-break/>Combine :<text:span text:style-name="Source_20_Text">margin-top</text:span>,<text:span text:style-name="Source_20_Text">margin-right</text:span>,<text:span text:style-name="Source_20_Text">margin-bottom</text:span>,<text:span text:style-name="Source_20_Text">margin-left</text:span>.<text:bookmark text:name="r-1613647"/><text:bookmark text:name="r-1613642"/></text:p>
            </table:table-cell>
          </table:table-row>
          <table:table-row>
            <table:table-cell table:style-name="Tableau3.A1" office:value-type="string">
              <text:p text:style-name="P2"><text:bookmark text:name="r-1613641"/><text:span text:style-name="Source_20_Text">padding-left</text:span><text:bookmark text:name="r-1613644"/></text:p>
            </table:table-cell>
            <table:table-cell table:style-name="Tableau3.A1" office:value-type="string">
              <text:p text:style-name="P2"><text:bookmark text:name="r-1613643"/>23px<text:bookmark text:name="r-1613646"/></text:p>
            </table:table-cell>
            <table:table-cell table:style-name="Tableau3.A1" office:value-type="string">
              <text:p text:style-name="P2"><text:bookmark text:name="r-1613645"/>Marge intérieure à gauche<text:bookmark text:name="r-1613654"/><text:bookmark text:name="r-1613649"/></text:p>
            </table:table-cell>
          </table:table-row>
          <table:table-row>
            <table:table-cell table:style-name="Tableau3.A1" office:value-type="string">
              <text:p text:style-name="P2"><text:bookmark text:name="r-1613648"/><text:span text:style-name="Source_20_Text">padding-right</text:span><text:bookmark text:name="r-1613651"/></text:p>
            </table:table-cell>
            <table:table-cell table:style-name="Tableau3.A1" office:value-type="string">
              <text:p text:style-name="P2"><text:bookmark text:name="r-1613650"/>23px<text:bookmark text:name="r-1613653"/></text:p>
            </table:table-cell>
            <table:table-cell table:style-name="Tableau3.A1" office:value-type="string">
              <text:p text:style-name="P2"><text:bookmark text:name="r-1613652"/>Marge intérieure à droite<text:bookmark text:name="r-1613661"/><text:bookmark text:name="r-1613656"/></text:p>
            </table:table-cell>
          </table:table-row>
          <table:table-row>
            <table:table-cell table:style-name="Tableau3.A1" office:value-type="string">
              <text:p text:style-name="P2"><text:bookmark text:name="r-1613655"/><text:span text:style-name="Source_20_Text">padding-bottom</text:span><text:bookmark text:name="r-1613658"/></text:p>
            </table:table-cell>
            <table:table-cell table:style-name="Tableau3.A1" office:value-type="string">
              <text:p text:style-name="P2"><text:bookmark text:name="r-1613657"/>23px<text:bookmark text:name="r-1613660"/></text:p>
            </table:table-cell>
            <table:table-cell table:style-name="Tableau3.A1" office:value-type="string">
              <text:p text:style-name="P2"><text:bookmark text:name="r-1613659"/>Marge intérieure en bas<text:bookmark text:name="r-1613668"/><text:bookmark text:name="r-1613663"/></text:p>
            </table:table-cell>
          </table:table-row>
          <table:table-row>
            <table:table-cell table:style-name="Tableau3.A1" office:value-type="string">
              <text:p text:style-name="P2"><text:bookmark text:name="r-1613662"/><text:span text:style-name="Source_20_Text">padding-top</text:span><text:bookmark text:name="r-1613665"/></text:p>
            </table:table-cell>
            <table:table-cell table:style-name="Tableau3.A1" office:value-type="string">
              <text:p text:style-name="P2"><text:bookmark text:name="r-1613664"/>23px<text:bookmark text:name="r-1613667"/></text:p>
            </table:table-cell>
            <table:table-cell table:style-name="Tableau3.A1" office:value-type="string">
              <text:p text:style-name="P2"><text:bookmark text:name="r-1613666"/>Marge intérieure en haut<text:bookmark text:name="r-1613675"/><text:bookmark text:name="r-1613670"/></text:p>
            </table:table-cell>
          </table:table-row>
          <table:table-row>
            <table:table-cell table:style-name="Tableau3.A1" office:value-type="string">
              <text:p text:style-name="P2"><text:bookmark text:name="r-1613669"/><text:span text:style-name="Source_20_Text">padding</text:span><text:bookmark text:name="r-1613672"/></text:p>
            </table:table-cell>
            <table:table-cell table:style-name="Tableau3.A1" office:value-type="string">
              <text:p text:style-name="P2"><text:bookmark text:name="r-1613671"/>23px 5px 23px 5px<text:line-break/><text:span text:style-name="Emphasis">(haut, droite, bas, gauche)</text:span><text:bookmark text:name="r-1613674"/></text:p>
            </table:table-cell>
            <table:table-cell table:style-name="Tableau3.A1" office:value-type="string">
              <text:p text:style-name="P2"><text:bookmark text:name="r-1613673"/>Super-propriété de marge intérieure.<text:line-break/>Combine :<text:span text:style-name="Source_20_Text">padding-top</text:span>,<text:span text:style-name="Source_20_Text">padding-right</text:span>,<text:span text:style-name="Source_20_Text">padding-bottom</text:span>,<text:span text:style-name="Source_20_Text">padding-left</text:span>.<text:bookmark text:name="r-1613682"/><text:bookmark text:name="r-1613677"/></text:p>
            </table:table-cell>
          </table:table-row>
          <table:table-row>
            <table:table-cell table:style-name="Tableau3.A1" office:value-type="string">
              <text:p text:style-name="P2"><text:bookmark text:name="r-1613676"/><text:span text:style-name="Source_20_Text">border-width</text:span><text:bookmark text:name="r-1613679"/></text:p>
            </table:table-cell>
            <table:table-cell table:style-name="Tableau3.A1" office:value-type="string">
              <text:p text:style-name="P2"><text:bookmark text:name="r-1613678"/>3px<text:bookmark text:name="r-1613681"/></text:p>
            </table:table-cell>
            <table:table-cell table:style-name="Tableau3.A1" office:value-type="string">
              <text:p text:style-name="P2"><text:bookmark text:name="r-1613680"/>Épaisseur de bordure<text:bookmark text:name="r-1613689"/><text:bookmark text:name="r-1613684"/></text:p>
            </table:table-cell>
          </table:table-row>
          <text:soft-page-break/>
          <table:table-row>
            <table:table-cell table:style-name="Tableau3.A1" office:value-type="string">
              <text:p text:style-name="P2"><text:bookmark text:name="r-1613683"/><text:span text:style-name="Source_20_Text">border-color</text:span><text:bookmark text:name="r-1613686"/></text:p>
            </table:table-cell>
            <table:table-cell table:style-name="Tableau3.A1" office:value-type="string">
              <text:p text:style-name="P2"><text:bookmark text:name="r-1613685"/><text:span text:style-name="Emphasis">nom</text:span>, rgb(rouge,vert,bleu), rgba(rouge,vert,bleu,transparence), #CF1A20...<text:bookmark text:name="r-1613688"/></text:p>
            </table:table-cell>
            <table:table-cell table:style-name="Tableau3.A1" office:value-type="string">
              <text:p text:style-name="P2"><text:bookmark text:name="r-1613687"/>Couleur de bordure<text:bookmark text:name="r-1613696"/><text:bookmark text:name="r-1613691"/></text:p>
            </table:table-cell>
          </table:table-row>
          <table:table-row>
            <table:table-cell table:style-name="Tableau3.A1" office:value-type="string">
              <text:p text:style-name="P2"><text:bookmark text:name="r-1613690"/><text:span text:style-name="Source_20_Text">border-style</text:span><text:bookmark text:name="r-1613693"/></text:p>
            </table:table-cell>
            <table:table-cell table:style-name="Tableau3.A1" office:value-type="string">
              <text:p text:style-name="P2"><text:bookmark text:name="r-1613692"/>solid, dotted, dashed, double, groove, ridge, inset, outset<text:bookmark text:name="r-1613695"/></text:p>
            </table:table-cell>
            <table:table-cell table:style-name="Tableau3.A1" office:value-type="string">
              <text:p text:style-name="P2"><text:bookmark text:name="r-1613694"/>Type de bordure<text:bookmark text:name="r-1613703"/><text:bookmark text:name="r-1613698"/></text:p>
            </table:table-cell>
          </table:table-row>
          <table:table-row>
            <table:table-cell table:style-name="Tableau3.A1" office:value-type="string">
              <text:p text:style-name="P2"><text:bookmark text:name="r-1613697"/><text:span text:style-name="Source_20_Text">border</text:span><text:bookmark text:name="r-1613700"/></text:p>
            </table:table-cell>
            <table:table-cell table:style-name="Tableau3.A1" office:value-type="string">
              <text:p text:style-name="P2"><text:bookmark text:name="r-1613699"/>3px solid black<text:bookmark text:name="r-1613702"/></text:p>
            </table:table-cell>
            <table:table-cell table:style-name="Tableau3.A1" office:value-type="string">
              <text:p text:style-name="P2"><text:bookmark text:name="r-1613701"/>Super-propriété de bordure. Combine<text:span text:style-name="Source_20_Text">border-width</text:span>,<text:span text:style-name="Source_20_Text">border-color</text:span>,<text:span text:style-name="Source_20_Text">border-style</text:span>.<text:line-break/>Existe aussi en version<text:span text:style-name="Source_20_Text">border-top</text:span>,<text:span text:style-name="Source_20_Text">border-right</text:span>,<text:span text:style-name="Source_20_Text">border-bottom</text:span>,<text:span text:style-name="Source_20_Text">border-left</text:span>.<text:bookmark text:name="r-1613710"/><text:bookmark text:name="r-1613705"/></text:p>
            </table:table-cell>
          </table:table-row>
          <table:table-row>
            <table:table-cell table:style-name="Tableau3.A1" office:value-type="string">
              <text:p text:style-name="P2"><text:bookmark text:name="r-1613704"/><text:span text:style-name="Source_20_Text">border-radius</text:span><text:bookmark text:name="r-1613707"/></text:p>
            </table:table-cell>
            <table:table-cell table:style-name="Tableau3.A1" office:value-type="string">
              <text:p text:style-name="P2"><text:bookmark text:name="r-1613706"/>5px<text:bookmark text:name="r-1613709"/></text:p>
            </table:table-cell>
            <table:table-cell table:style-name="Tableau3.A1" office:value-type="string">
              <text:p text:style-name="P2"><text:bookmark text:name="r-1613708"/>Bordure arrondie<text:bookmark text:name="r-1613717"/><text:bookmark text:name="r-1613712"/></text:p>
            </table:table-cell>
          </table:table-row>
          <table:table-row>
            <table:table-cell table:style-name="Tableau3.A1" office:value-type="string">
              <text:p text:style-name="P2"><text:bookmark text:name="r-1613711"/><text:span text:style-name="Source_20_Text">box-shadow</text:span><text:bookmark text:name="r-1613714"/></text:p>
            </table:table-cell>
            <table:table-cell table:style-name="Tableau3.A1" office:value-type="string">
              <text:p text:style-name="P2"><text:bookmark text:name="r-1613713"/>6px 6px 0px black<text:line-break/><text:span text:style-name="Emphasis">(horizontale, verticale, fondu, couleur)</text:span><text:bookmark text:name="r-1613716"/></text:p>
            </table:table-cell>
            <table:table-cell table:style-name="Tableau3.A1" office:value-type="string">
              <text:p text:style-name="P2"><text:bookmark text:name="r-1613715"/>Ombre de boîte</text:p>
            </table:table-cell>
          </table:table-row>
        </table:table>
        <text:h text:style-name="Heading_20_4" text:outline-level="4"><text:bookmark text:name="r-1613815"/>Propriétés de positionnement et d'affichage</text:h>
        <text:p text:style-name="P1"><text:bookmark text:name="r-1613814"/><text:bookmark text:name="r-1613728"/><text:bookmark text:name="r-1613727"/></text:p>
        <table:table table:name="Tableau4" table:style-name="Tableau4">
          <table:table-column table:style-name="Tableau4.A"/>
          <table:table-column table:style-name="Tableau4.B"/>
          <table:table-column table:style-name="Tableau4.C"/>
          <table:table-header-rows>
            <table:table-row>
              <table:table-cell table:style-name="Tableau4.A1" office:value-type="string">
                <text:p text:style-name="P24"><text:bookmark text:name="r-1613722"/><text:bookmark text:name="r-1613721"/>Propriété<text:bookmark text:name="r-1613724"/></text:p>
              </table:table-cell>
              <table:table-cell table:style-name="Tableau4.A1" office:value-type="string">
                <text:p text:style-name="P24"><text:bookmark text:name="r-1613723"/>Valeurs (exemples)<text:bookmark text:name="r-1613726"/></text:p>
              </table:table-cell>
              <table:table-cell table:style-name="Tableau4.A1" office:value-type="string">
                <text:p text:style-name="P24"><text:bookmark text:name="r-1613725"/>Description<text:bookmark text:name="r-1613813"/><text:bookmark text:name="r-1613735"/><text:bookmark text:name="r-1613730"/></text:p>
              </table:table-cell>
            </table:table-row>
          </table:table-header-rows>
          <table:table-row>
            <table:table-cell table:style-name="Tableau4.A1" office:value-type="string">
              <text:p text:style-name="P2"><text:bookmark text:name="r-1613729"/><text:span text:style-name="Source_20_Text">display</text:span><text:bookmark text:name="r-1613732"/></text:p>
            </table:table-cell>
            <table:table-cell table:style-name="Tableau4.A1" office:value-type="string">
              <text:p text:style-name="P2"><text:bookmark text:name="r-1613731"/>block, inline, inline-block, table, table-cell, none...<text:bookmark text:name="r-1613734"/></text:p>
            </table:table-cell>
            <table:table-cell table:style-name="Tableau4.A1" office:value-type="string">
              <text:p text:style-name="P2"><text:bookmark text:name="r-1613733"/>Type d'élément (<text:span text:style-name="Source_20_Text">block</text:span>,<text:span text:style-name="Source_20_Text">inline</text:span>,<text:span text:style-name="Source_20_Text">inline-block</text:span>,<text:span text:style-name="Source_20_Text">none</text:span>…)<text:bookmark text:name="r-1613742"/><text:bookmark text:name="r-1613737"/></text:p>
            </table:table-cell>
          </table:table-row>
          <table:table-row>
            <table:table-cell table:style-name="Tableau4.A1" office:value-type="string">
              <text:p text:style-name="P2"><text:bookmark text:name="r-1613736"/><text:span text:style-name="Source_20_Text">visibility</text:span><text:bookmark text:name="r-1613739"/></text:p>
            </table:table-cell>
            <table:table-cell table:style-name="Tableau4.A1" office:value-type="string">
              <text:p text:style-name="P2"><text:bookmark text:name="r-1613738"/>visible, hidden<text:bookmark text:name="r-1613741"/></text:p>
            </table:table-cell>
            <table:table-cell table:style-name="Tableau4.A1" office:value-type="string">
              <text:p text:style-name="P2"><text:bookmark text:name="r-1613740"/>Visibilité<text:bookmark text:name="r-1613749"/><text:bookmark text:name="r-1613744"/></text:p>
            </table:table-cell>
          </table:table-row>
          <table:table-row>
            <table:table-cell table:style-name="Tableau4.A1" office:value-type="string">
              <text:p text:style-name="P2"><text:bookmark text:name="r-1613743"/><text:span text:style-name="Source_20_Text">clip</text:span><text:bookmark text:name="r-1613746"/></text:p>
            </table:table-cell>
            <table:table-cell table:style-name="Tableau4.A1" office:value-type="string">
              <text:p text:style-name="P2"><text:bookmark text:name="r-1613745"/>rect (0px, 60px, 30px, 0px)<text:line-break/><text:span text:style-name="Emphasis">rect (haut, droite, bas, gauche)</text:span><text:bookmark text:name="r-1613748"/></text:p>
            </table:table-cell>
            <table:table-cell table:style-name="Tableau4.A1" office:value-type="string">
              <text:p text:style-name="P2"><text:bookmark text:name="r-1613747"/>Affichage d'une partie de l'élément<text:bookmark text:name="r-1613756"/><text:bookmark text:name="r-1613751"/></text:p>
            </table:table-cell>
          </table:table-row>
          <table:table-row>
            <table:table-cell table:style-name="Tableau4.A1" office:value-type="string">
              <text:p text:style-name="P2"><text:bookmark text:name="r-1613750"/><text:span text:style-name="Source_20_Text">overflow</text:span><text:bookmark text:name="r-1613753"/></text:p>
            </table:table-cell>
            <table:table-cell table:style-name="Tableau4.A1" office:value-type="string">
              <text:p text:style-name="P2"><text:bookmark text:name="r-1613752"/>auto, scroll, visible, hidden<text:bookmark text:name="r-1613755"/></text:p>
            </table:table-cell>
            <table:table-cell table:style-name="Tableau4.A1" office:value-type="string">
              <text:p text:style-name="P2"><text:bookmark text:name="r-1613754"/>Comportement en cas de dépassement<text:bookmark text:name="r-1613763"/><text:bookmark text:name="r-1613758"/></text:p>
            </table:table-cell>
          </table:table-row>
          <table:table-row>
            <table:table-cell table:style-name="Tableau4.A1" office:value-type="string">
              <text:p text:style-name="P2"><text:bookmark text:name="r-1613757"/><text:span text:style-name="Source_20_Text">float</text:span><text:bookmark text:name="r-1613760"/></text:p>
            </table:table-cell>
            <table:table-cell table:style-name="Tableau4.A1" office:value-type="string">
              <text:p text:style-name="P2"><text:bookmark text:name="r-1613759"/>left, right, none<text:bookmark text:name="r-1613762"/></text:p>
            </table:table-cell>
            <table:table-cell table:style-name="Tableau4.A1" office:value-type="string">
              <text:p text:style-name="P2"><text:bookmark text:name="r-1613761"/>Flottant<text:bookmark text:name="r-1613770"/><text:bookmark text:name="r-1613765"/></text:p>
            </table:table-cell>
          </table:table-row>
          <table:table-row>
            <table:table-cell table:style-name="Tableau4.A1" office:value-type="string">
              <text:p text:style-name="P2"><text:bookmark text:name="r-1613764"/><text:span text:style-name="Source_20_Text">clear</text:span><text:bookmark text:name="r-1613767"/></text:p>
            </table:table-cell>
            <table:table-cell table:style-name="Tableau4.A1" office:value-type="string">
              <text:p text:style-name="P2"><text:bookmark text:name="r-1613766"/>left, right, both, none<text:bookmark text:name="r-1613769"/></text:p>
            </table:table-cell>
            <table:table-cell table:style-name="Tableau4.A1" office:value-type="string">
              <text:p text:style-name="P2"><text:bookmark text:name="r-1613768"/>Arrêt d'un flottant<text:bookmark text:name="r-1613777"/><text:bookmark text:name="r-1613772"/></text:p>
            </table:table-cell>
          </table:table-row>
          <table:table-row>
            <table:table-cell table:style-name="Tableau4.A1" office:value-type="string">
              <text:p text:style-name="P2"><text:bookmark text:name="r-1613771"/><text:span text:style-name="Source_20_Text">position</text:span><text:bookmark text:name="r-1613774"/></text:p>
            </table:table-cell>
            <table:table-cell table:style-name="Tableau4.A1" office:value-type="string">
              <text:p text:style-name="P2"><text:bookmark text:name="r-1613773"/>relative, absolute, static<text:bookmark text:name="r-1613776"/></text:p>
            </table:table-cell>
            <table:table-cell table:style-name="Tableau4.A1" office:value-type="string">
              <text:p text:style-name="P2"><text:bookmark text:name="r-1613775"/>Positionnement<text:bookmark text:name="r-1613784"/><text:bookmark text:name="r-1613779"/></text:p>
            </table:table-cell>
          </table:table-row>
          <table:table-row>
            <table:table-cell table:style-name="Tableau4.A1" office:value-type="string">
              <text:p text:style-name="P2"><text:bookmark text:name="r-1613778"/><text:span text:style-name="Source_20_Text">top</text:span><text:bookmark text:name="r-1613781"/></text:p>
            </table:table-cell>
            <table:table-cell table:style-name="Tableau4.A1" office:value-type="string">
              <text:p text:style-name="P2"><text:bookmark text:name="r-1613780"/>20px<text:bookmark text:name="r-1613783"/></text:p>
            </table:table-cell>
            <table:table-cell table:style-name="Tableau4.A1" office:value-type="string">
              <text:p text:style-name="P2"><text:bookmark text:name="r-1613782"/>Position par rapport au haut<text:bookmark text:name="r-1613791"/><text:bookmark text:name="r-1613786"/></text:p>
            </table:table-cell>
          </table:table-row>
          <table:table-row>
            <table:table-cell table:style-name="Tableau4.A1" office:value-type="string">
              <text:p text:style-name="P2"><text:bookmark text:name="r-1613785"/><text:span text:style-name="Source_20_Text">bottom</text:span><text:bookmark text:name="r-1613788"/></text:p>
            </table:table-cell>
            <table:table-cell table:style-name="Tableau4.A1" office:value-type="string">
              <text:p text:style-name="P2"><text:bookmark text:name="r-1613787"/>20px<text:bookmark text:name="r-1613790"/></text:p>
            </table:table-cell>
            <table:table-cell table:style-name="Tableau4.A1" office:value-type="string">
              <text:p text:style-name="P2"><text:bookmark text:name="r-1613789"/>Position par rapport au bas<text:bookmark text:name="r-1613798"/><text:bookmark text:name="r-1613793"/></text:p>
            </table:table-cell>
          </table:table-row>
          <table:table-row>
            <table:table-cell table:style-name="Tableau4.A1" office:value-type="string">
              <text:p text:style-name="P2"><text:bookmark text:name="r-1613792"/><text:span text:style-name="Source_20_Text">left</text:span><text:bookmark text:name="r-1613795"/></text:p>
            </table:table-cell>
            <table:table-cell table:style-name="Tableau4.A1" office:value-type="string">
              <text:p text:style-name="P2"><text:bookmark text:name="r-1613794"/>20px<text:bookmark text:name="r-1613797"/></text:p>
            </table:table-cell>
            <table:table-cell table:style-name="Tableau4.A1" office:value-type="string">
              <text:p text:style-name="P2"><text:bookmark text:name="r-1613796"/>Position par rapport à la gauche<text:bookmark text:name="r-1613805"/><text:bookmark text:name="r-1613800"/></text:p>
            </table:table-cell>
          </table:table-row>
          <table:table-row>
            <table:table-cell table:style-name="Tableau4.A1" office:value-type="string">
              <text:p text:style-name="P2"><text:bookmark text:name="r-1613799"/><text:span text:style-name="Source_20_Text">right</text:span><text:bookmark text:name="r-1613802"/></text:p>
            </table:table-cell>
            <table:table-cell table:style-name="Tableau4.A1" office:value-type="string">
              <text:p text:style-name="P2"><text:bookmark text:name="r-1613801"/>20px<text:bookmark text:name="r-1613804"/></text:p>
            </table:table-cell>
            <table:table-cell table:style-name="Tableau4.A1" office:value-type="string">
              <text:p text:style-name="P2"><text:bookmark text:name="r-1613803"/>Position par rapport à la droite<text:bookmark text:name="r-1613812"/><text:bookmark text:name="r-1613807"/></text:p>
            </table:table-cell>
          </table:table-row>
          <table:table-row>
            <table:table-cell table:style-name="Tableau4.A1" office:value-type="string">
              <text:p text:style-name="P2"><text:bookmark text:name="r-1613806"/><text:span text:style-name="Source_20_Text">z-index</text:span><text:bookmark text:name="r-1613809"/></text:p>
            </table:table-cell>
            <table:table-cell table:style-name="Tableau4.A1" office:value-type="string">
              <text:p text:style-name="P2"><text:bookmark text:name="r-1613808"/>10<text:bookmark text:name="r-1613811"/></text:p>
            </table:table-cell>
            <table:table-cell table:style-name="Tableau4.A1" office:value-type="string">
              <text:p text:style-name="P2"><text:bookmark text:name="r-1613810"/>Ordre d'affichage en cas de superposition.<text:line-break/><text:soft-page-break/>La plus grande valeur est affichée par-dessus les autres.</text:p>
            </table:table-cell>
          </table:table-row>
        </table:table>
        <text:h text:style-name="Heading_20_4" text:outline-level="4"><text:bookmark text:name="r-1613854"/>Propriétés des listes</text:h>
        <text:p text:style-name="P1"><text:bookmark text:name="r-1613853"/><text:bookmark text:name="r-1613823"/><text:bookmark text:name="r-1613822"/></text:p>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P24"><text:bookmark text:name="r-1613817"/><text:bookmark text:name="r-1613816"/>Propriété<text:bookmark text:name="r-1613819"/></text:p>
              </table:table-cell>
              <table:table-cell table:style-name="Tableau5.A1" office:value-type="string">
                <text:p text:style-name="P24"><text:bookmark text:name="r-1613818"/>Valeurs (exemples)<text:bookmark text:name="r-1613821"/></text:p>
              </table:table-cell>
              <table:table-cell table:style-name="Tableau5.A1" office:value-type="string">
                <text:p text:style-name="P24"><text:bookmark text:name="r-1613820"/>Description<text:bookmark text:name="r-1613852"/><text:bookmark text:name="r-1613830"/><text:bookmark text:name="r-1613825"/></text:p>
              </table:table-cell>
            </table:table-row>
          </table:table-header-rows>
          <table:table-row>
            <table:table-cell table:style-name="Tableau5.A1" office:value-type="string">
              <text:p text:style-name="P2"><text:bookmark text:name="r-1613824"/><text:span text:style-name="Source_20_Text">list-style-type</text:span><text:bookmark text:name="r-1613827"/></text:p>
            </table:table-cell>
            <table:table-cell table:style-name="Tableau5.A1" office:value-type="string">
              <text:p text:style-name="P2"><text:bookmark text:name="r-1613826"/>disc, circle, square, decimal, lower-roman, upper-roman, lower-alpha, upper-alpha, none<text:bookmark text:name="r-1613829"/></text:p>
            </table:table-cell>
            <table:table-cell table:style-name="Tableau5.A1" office:value-type="string">
              <text:p text:style-name="P2"><text:bookmark text:name="r-1613828"/>Type de liste<text:bookmark text:name="r-1613837"/><text:bookmark text:name="r-1613832"/></text:p>
            </table:table-cell>
          </table:table-row>
          <table:table-row>
            <table:table-cell table:style-name="Tableau5.A1" office:value-type="string">
              <text:p text:style-name="P2"><text:bookmark text:name="r-1613831"/><text:span text:style-name="Source_20_Text">list-style-position</text:span><text:bookmark text:name="r-1613834"/></text:p>
            </table:table-cell>
            <table:table-cell table:style-name="Tableau5.A1" office:value-type="string">
              <text:p text:style-name="P2"><text:bookmark text:name="r-1613833"/>inside, outside<text:bookmark text:name="r-1613836"/></text:p>
            </table:table-cell>
            <table:table-cell table:style-name="Tableau5.A1" office:value-type="string">
              <text:p text:style-name="P2"><text:bookmark text:name="r-1613835"/>Position en retrait<text:bookmark text:name="r-1613844"/><text:bookmark text:name="r-1613839"/></text:p>
            </table:table-cell>
          </table:table-row>
          <table:table-row>
            <table:table-cell table:style-name="Tableau5.A1" office:value-type="string">
              <text:p text:style-name="P2"><text:bookmark text:name="r-1613838"/><text:span text:style-name="Source_20_Text">list-style-image</text:span><text:bookmark text:name="r-1613841"/></text:p>
            </table:table-cell>
            <table:table-cell table:style-name="Tableau5.A1" office:value-type="string">
              <text:p text:style-name="P2"><text:bookmark text:name="r-1613840"/>url('puce.png')<text:bookmark text:name="r-1613843"/></text:p>
            </table:table-cell>
            <table:table-cell table:style-name="Tableau5.A1" office:value-type="string">
              <text:p text:style-name="P2"><text:bookmark text:name="r-1613842"/>Puce personnalisée<text:bookmark text:name="r-1613851"/><text:bookmark text:name="r-1613846"/></text:p>
            </table:table-cell>
          </table:table-row>
          <table:table-row>
            <table:table-cell table:style-name="Tableau5.A1" office:value-type="string">
              <text:p text:style-name="P2"><text:bookmark text:name="r-1613845"/><text:span text:style-name="Source_20_Text">list-style</text:span><text:bookmark text:name="r-1613848"/></text:p>
            </table:table-cell>
            <table:table-cell table:style-name="Tableau5.A1" office:value-type="string">
              <text:p text:style-name="P2"><text:bookmark text:name="r-1613847"/>-<text:bookmark text:name="r-1613850"/></text:p>
            </table:table-cell>
            <table:table-cell table:style-name="Tableau5.A1" office:value-type="string">
              <text:p text:style-name="P2"><text:bookmark text:name="r-1613849"/>Super-propriété de liste. Combine<text:span text:style-name="Source_20_Text">list-style-type</text:span>,<text:span text:style-name="Source_20_Text">list-style-position</text:span>,<text:span text:style-name="Source_20_Text">list-style-image</text:span>.</text:p>
            </table:table-cell>
          </table:table-row>
        </table:table>
        <text:h text:style-name="Heading_20_4" text:outline-level="4"><text:bookmark text:name="r-1613886"/>Propriétés des tableaux</text:h>
        <text:p text:style-name="P1"><text:bookmark text:name="r-1613885"/><text:bookmark text:name="r-1613862"/><text:bookmark text:name="r-1613861"/></text:p>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P24"><text:bookmark text:name="r-1613856"/><text:bookmark text:name="r-1613855"/>Propriété<text:bookmark text:name="r-1613858"/></text:p>
              </table:table-cell>
              <table:table-cell table:style-name="Tableau6.A1" office:value-type="string">
                <text:p text:style-name="P24"><text:bookmark text:name="r-1613857"/>Valeurs (exemples)<text:bookmark text:name="r-1613860"/></text:p>
              </table:table-cell>
              <table:table-cell table:style-name="Tableau6.A1" office:value-type="string">
                <text:p text:style-name="P24"><text:bookmark text:name="r-1613859"/>Description<text:bookmark text:name="r-1613884"/><text:bookmark text:name="r-1613869"/><text:bookmark text:name="r-1613864"/></text:p>
              </table:table-cell>
            </table:table-row>
          </table:table-header-rows>
          <table:table-row>
            <table:table-cell table:style-name="Tableau6.A1" office:value-type="string">
              <text:p text:style-name="P2"><text:bookmark text:name="r-1613863"/><text:span text:style-name="Source_20_Text">border-collapse</text:span><text:bookmark text:name="r-1613866"/></text:p>
            </table:table-cell>
            <table:table-cell table:style-name="Tableau6.A1" office:value-type="string">
              <text:p text:style-name="P2"><text:bookmark text:name="r-1613865"/>collapse, separate<text:bookmark text:name="r-1613868"/></text:p>
            </table:table-cell>
            <table:table-cell table:style-name="Tableau6.A1" office:value-type="string">
              <text:p text:style-name="P2"><text:bookmark text:name="r-1613867"/>Fusion des bordures<text:bookmark text:name="r-1613876"/><text:bookmark text:name="r-1613871"/></text:p>
            </table:table-cell>
          </table:table-row>
          <table:table-row>
            <table:table-cell table:style-name="Tableau6.A1" office:value-type="string">
              <text:p text:style-name="P2"><text:bookmark text:name="r-1613870"/><text:span text:style-name="Source_20_Text">empty-cells</text:span><text:bookmark text:name="r-1613873"/></text:p>
            </table:table-cell>
            <table:table-cell table:style-name="Tableau6.A1" office:value-type="string">
              <text:p text:style-name="P2"><text:bookmark text:name="r-1613872"/>hide, show<text:bookmark text:name="r-1613875"/></text:p>
            </table:table-cell>
            <table:table-cell table:style-name="Tableau6.A1" office:value-type="string">
              <text:p text:style-name="P2"><text:bookmark text:name="r-1613874"/>Affichage des cellules vides<text:bookmark text:name="r-1613883"/><text:bookmark text:name="r-1613878"/></text:p>
            </table:table-cell>
          </table:table-row>
          <table:table-row>
            <table:table-cell table:style-name="Tableau6.A1" office:value-type="string">
              <text:p text:style-name="P2"><text:bookmark text:name="r-1613877"/><text:span text:style-name="Source_20_Text">caption-side</text:span><text:bookmark text:name="r-1613880"/></text:p>
            </table:table-cell>
            <table:table-cell table:style-name="Tableau6.A1" office:value-type="string">
              <text:p text:style-name="P2"><text:bookmark text:name="r-1613879"/>bottom, top<text:bookmark text:name="r-1613882"/></text:p>
            </table:table-cell>
            <table:table-cell table:style-name="Tableau6.A1" office:value-type="string">
              <text:p text:style-name="P2"><text:bookmark text:name="r-1613881"/>Position du titre du tableau</text:p>
            </table:table-cell>
          </table:table-row>
        </table:table>
        <text:h text:style-name="Heading_20_4" text:outline-level="4"><text:bookmark text:name="r-1613904"/>Autres propriétés</text:h>
        <text:p text:style-name="P1"><text:bookmark text:name="r-1613903"/><text:bookmark text:name="r-1613894"/><text:bookmark text:name="r-1613893"/></text:p>
        <table:table table:name="Tableau7" table:style-name="Tableau7">
          <table:table-column table:style-name="Tableau7.A"/>
          <table:table-column table:style-name="Tableau7.B"/>
          <table:table-column table:style-name="Tableau7.C"/>
          <table:table-header-rows>
            <table:table-row>
              <table:table-cell table:style-name="Tableau7.A1" office:value-type="string">
                <text:p text:style-name="P24"><text:bookmark text:name="r-1613888"/><text:bookmark text:name="r-1613887"/>Propriété<text:bookmark text:name="r-1613890"/></text:p>
              </table:table-cell>
              <table:table-cell table:style-name="Tableau7.A1" office:value-type="string">
                <text:p text:style-name="P24"><text:bookmark text:name="r-1613889"/>Valeurs (exemple)<text:bookmark text:name="r-1613892"/></text:p>
              </table:table-cell>
              <table:table-cell table:style-name="Tableau7.A1" office:value-type="string">
                <text:p text:style-name="P24"><text:bookmark text:name="r-1613891"/>Description<text:bookmark text:name="r-1613902"/><text:bookmark text:name="r-1613901"/><text:bookmark text:name="r-1613896"/></text:p>
              </table:table-cell>
            </table:table-row>
          </table:table-header-rows>
          <table:table-row>
            <table:table-cell table:style-name="Tableau7.A1" office:value-type="string">
              <text:p text:style-name="P2"><text:bookmark text:name="r-1613895"/><text:span text:style-name="Source_20_Text">cursor</text:span><text:bookmark text:name="r-1613898"/></text:p>
            </table:table-cell>
            <table:table-cell table:style-name="Tableau7.A1" office:value-type="string">
              <text:p text:style-name="P2"><text:bookmark text:name="r-1613897"/>crosshair, default, help, move, pointer, progress, text, wait, e-resize, ne-resize, auto...<text:bookmark text:name="r-1613900"/></text:p>
            </table:table-cell>
            <table:table-cell table:style-name="Tableau7.A1" office:value-type="string">
              <text:p text:style-name="P2"><text:bookmark text:name="r-1613899"/>Curseur de souris</text:p>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8T17:55:20.748161993</meta:creation-date>
    <dc:date>2020-06-08T17:56:35.769138196</dc:date>
    <meta:editing-duration>PT1M18S</meta:editing-duration>
    <meta:editing-cycles>1</meta:editing-cycles>
    <meta:document-statistic meta:table-count="7" meta:image-count="0" meta:object-count="1" meta:page-count="5" meta:paragraph-count="232" meta:word-count="683" meta:character-count="5235" meta:non-whitespace-character-count="4784"/>
    <meta:generator>LibreOffice/6.0.7.3$Linux_X86_64 LibreOffice_project/00m0$Build-3</meta:generator>
  </office:meta>
</office:document-meta>
</file>